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4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6"><draw:frame draw:style-name="fr1" draw:name="image2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5"/>
      <text:p text:style-name="P4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stinto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P12"/>
      <text:p text:style-name="P11"><text:span text:style-name="T11"><text:s/>❕</text:span><text:span text:style-name="T12"> </text:span><text:span text:style-name="T10">Atención</text:span></text:p>
      <text:p text:style-name="P12"/>
      <text:p text:style-name="P11"><text:span text:style-name="T9"><text:s/>💬</text:span> <text:span text:style-name="T10">Interesante</text:span></text:p>
      <text:p text:style-name="P13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soft-page-break/><text:a xlink:type="simple" xlink:href="#_dbh0n1vac4c8" text:style-name="Index_20_Link" text:visited-style-name="Index_20_Link"><text:span text:style-name="T16">1. Introducción<text:tab/>3</text:span></text:a></text:p>
          <text:p text:style-name="P15"><text:a xlink:type="simple" xlink:href="#_vyhbfp4t666x" text:style-name="Index_20_Link" text:visited-style-name="Index_20_Link"><text:span text:style-name="T16">2. Entrega<text:tab/></text:span></text:a><text:span text:style-name="T17">3</text:span></text:p>
        </text:index-body>
      </text:table-of-content>
      <text:p text:style-name="P14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><text:span text:style-name="T14">UD04. Actividades entregables</text:span></text:p>
      <text:list xml:id="list497289689" text:style-name="WWNum1">
        <text:list-item>
          <text:p text:style-name="P25"><text:bookmark text:name="_dbh0n1vac4c8"/>Introducción</text:p>
        </text:list-item>
      </text:list>
      <text:p text:style-name="P12"><text:span text:style-name="T19">En esta unidad debes realizar uno de los casos prácticos</text:span> y adjuntar capturas que prueben la realización de uno de los casos prácticos. Opcionalmente, puedes subir a Docker Hub la imagen generada. </text:p>
      <text:list xml:id="list24526610165533" text:continue-numbering="true" text:style-name="WWNum1">
        <text:list-item>
          <text:p text:style-name="P25"><text:bookmark text:name="_vyhbfp4t666x"/>Entrega</text:p>
        </text:list-item>
      </text:list>
      <text:p text:style-name="P12">Deberás entregar en la tarea un documento que incluya capturas probando que se ha realizado el caso práctico, y si además <text:span text:style-name="T10">(opcional)</text:span> has subido la imagen a Docker Hub, un texto donde se indique la URL de tu repositorio público creado y tras ello, capturas demostrando la realización del otro caso práctico seleccion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Actividades entregables</text:span></text:p>
      </style:header>
      <style:footer>
        <text:p text:style-name="MP4"><text:span text:style-name="MT1">Curso Introducción a Docker<text:tab/><text:tab/>UD04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2" meta:word-count="198" meta:character-count="1258" meta:non-whitespace-character-count="1074"/>
    <meta:generator>LibreOfficeDev/6.0.5.2$Linux_X86_64 LibreOffice_project/</meta:generator>
  </office:meta>
</office:document-meta>
</file>